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347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083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0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f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lop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wap</text:p>
          </table:table-cell>
          <table:table-cell office:value-type="string" calcext:value-type="string">
            <text:p>hi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1 00:00:00-04:00</text:p>
          </table:table-cell>
          <table:table-cell office:value-type="float" office:value="39.3699989318848" calcext:value-type="float">
            <text:p>39.37</text:p>
          </table:table-cell>
          <table:table-cell office:value-type="float" office:value="39.7900009155273" calcext:value-type="float">
            <text:p>39.79</text:p>
          </table:table-cell>
          <table:table-cell office:value-type="float" office:value="38.0200004577637" calcext:value-type="float">
            <text:p>38.02</text:p>
          </table:table-cell>
          <table:table-cell office:value-type="float" office:value="38.2599983215332" calcext:value-type="float">
            <text:p>38.26</text:p>
          </table:table-cell>
          <table:table-cell office:value-type="float" office:value="4109000" calcext:value-type="float">
            <text:p>4109000</text:p>
          </table:table-cell>
          <table:table-cell table:formula="of:=([.E2]-[.B2])*100" office:value-type="float" office:value="-111.000061035156" calcext:value-type="float">
            <text:p>-111</text:p>
          </table:table-cell>
          <table:table-cell table:formula="of:=((2*[.E2]-[.D2]-[.C2])/([.C2]-[.D2]))*100" office:value-type="float" office:value="-72.8816043276328" calcext:value-type="float">
            <text:p>-73</text:p>
          </table:table-cell>
          <table:table-cell table:formula="of:=((2*[.E2]+[.C2]+[.D2])/4)*100" office:value-type="float" office:value="3858.24995040894" calcext:value-type="float">
            <text:p>3858</text:p>
          </table:table-cell>
          <table:table-cell table:formula="of:=([.C2]-[.D2])*100" office:value-type="float" office:value="177.000045776367" calcext:value-type="float">
            <text:p>1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2 00:00:00-04:00</text:p>
          </table:table-cell>
          <table:table-cell office:value-type="float" office:value="37.7599983215332" calcext:value-type="float">
            <text:p>37.76</text:p>
          </table:table-cell>
          <table:table-cell office:value-type="float" office:value="38.0299987792969" calcext:value-type="float">
            <text:p>38.03</text:p>
          </table:table-cell>
          <table:table-cell office:value-type="float" office:value="37.4700012207031" calcext:value-type="float">
            <text:p>37.47</text:p>
          </table:table-cell>
          <table:table-cell office:value-type="float" office:value="37.7200012207031" calcext:value-type="float">
            <text:p>37.72</text:p>
          </table:table-cell>
          <table:table-cell office:value-type="float" office:value="2261100" calcext:value-type="float">
            <text:p>2261100</text:p>
          </table:table-cell>
          <table:table-cell table:formula="of:=([.E3]-[.B3])*100" office:value-type="float" office:value="-3.99971008300781" calcext:value-type="float">
            <text:p>-4</text:p>
          </table:table-cell>
          <table:table-cell table:formula="of:=((2*[.E3]-[.D3]-[.C3])/([.C3]-[.D3]))*100" office:value-type="float" office:value="-10.7138964577657" calcext:value-type="float">
            <text:p>-11</text:p>
          </table:table-cell>
          <table:table-cell table:formula="of:=((2*[.E3]+[.C3]+[.D3])/4)*100" office:value-type="float" office:value="3773.50006103516" calcext:value-type="float">
            <text:p>3774</text:p>
          </table:table-cell>
          <table:table-cell table:formula="of:=([.C3]-[.D3])*100" office:value-type="float" office:value="55.999755859375" calcext:value-type="float">
            <text:p>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3 00:00:00-04:00</text:p>
          </table:table-cell>
          <table:table-cell office:value-type="float" office:value="37.2799987792969" calcext:value-type="float">
            <text:p>37.28</text:p>
          </table:table-cell>
          <table:table-cell office:value-type="float" office:value="38.0499992370605" calcext:value-type="float">
            <text:p>38.05</text:p>
          </table:table-cell>
          <table:table-cell office:value-type="float" office:value="37.2200012207031" calcext:value-type="float">
            <text:p>37.22</text:p>
          </table:table-cell>
          <table:table-cell office:value-type="float" office:value="37.8300018310547" calcext:value-type="float">
            <text:p>37.83</text:p>
          </table:table-cell>
          <table:table-cell office:value-type="float" office:value="2976200" calcext:value-type="float">
            <text:p>2976200</text:p>
          </table:table-cell>
          <table:table-cell table:formula="of:=([.E4]-[.B4])*100" office:value-type="float" office:value="55.0003051757813" calcext:value-type="float">
            <text:p>55</text:p>
          </table:table-cell>
          <table:table-cell table:formula="of:=((2*[.E4]-[.D4]-[.C4])/([.C4]-[.D4]))*100" office:value-type="float" office:value="46.9884501721214" calcext:value-type="float">
            <text:p>47</text:p>
          </table:table-cell>
          <table:table-cell table:formula="of:=((2*[.E4]+[.C4]+[.D4])/4)*100" office:value-type="float" office:value="3773.25010299683" calcext:value-type="float">
            <text:p>3773</text:p>
          </table:table-cell>
          <table:table-cell table:formula="of:=([.C4]-[.D4])*100" office:value-type="float" office:value="82.9998016357422" calcext:value-type="float">
            <text:p>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7 00:00:00-04:00</text:p>
          </table:table-cell>
          <table:table-cell office:value-type="float" office:value="36.8400001525879" calcext:value-type="float">
            <text:p>36.84</text:p>
          </table:table-cell>
          <table:table-cell office:value-type="float" office:value="36.9599990844727" calcext:value-type="float">
            <text:p>36.96</text:p>
          </table:table-cell>
          <table:table-cell office:value-type="float" office:value="36.4799995422363" calcext:value-type="float">
            <text:p>36.48</text:p>
          </table:table-cell>
          <table:table-cell office:value-type="float" office:value="36.7900009155273" calcext:value-type="float">
            <text:p>36.79</text:p>
          </table:table-cell>
          <table:table-cell office:value-type="float" office:value="2916700" calcext:value-type="float">
            <text:p>2916700</text:p>
          </table:table-cell>
          <table:table-cell table:formula="of:=([.E5]-[.B5])*100" office:value-type="float" office:value="-4.99992370605469" calcext:value-type="float">
            <text:p>-5</text:p>
          </table:table-cell>
          <table:table-cell table:formula="of:=((2*[.E5]-[.D5]-[.C5])/([.C5]-[.D5]))*100" office:value-type="float" office:value="29.1673620548522" calcext:value-type="float">
            <text:p>29</text:p>
          </table:table-cell>
          <table:table-cell table:formula="of:=((2*[.E5]+[.C5]+[.D5])/4)*100" office:value-type="float" office:value="3675.50001144409" calcext:value-type="float">
            <text:p>3676</text:p>
          </table:table-cell>
          <table:table-cell table:formula="of:=([.C5]-[.D5])*100" office:value-type="float" office:value="47.999954223632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8 00:00:00-04:00</text:p>
          </table:table-cell>
          <table:table-cell office:value-type="float" office:value="36.1300010681152" calcext:value-type="float">
            <text:p>36.13</text:p>
          </table:table-cell>
          <table:table-cell office:value-type="float" office:value="36.1399993896484" calcext:value-type="float">
            <text:p>36.14</text:p>
          </table:table-cell>
          <table:table-cell office:value-type="float" office:value="35.5999984741211" calcext:value-type="float">
            <text:p>35.60</text:p>
          </table:table-cell>
          <table:table-cell office:value-type="float" office:value="35.6300010681152" calcext:value-type="float">
            <text:p>35.63</text:p>
          </table:table-cell>
          <table:table-cell office:value-type="float" office:value="2559400" calcext:value-type="float">
            <text:p>2559400</text:p>
          </table:table-cell>
          <table:table-cell table:formula="of:=([.E6]-[.B6])*100" office:value-type="float" office:value="-50" calcext:value-type="float">
            <text:p>-50</text:p>
          </table:table-cell>
          <table:table-cell table:formula="of:=((2*[.E6]-[.D6]-[.C6])/([.C6]-[.D6]))*100" office:value-type="float" office:value="-88.8879469899264" calcext:value-type="float">
            <text:p>-89</text:p>
          </table:table-cell>
          <table:table-cell table:formula="of:=((2*[.E6]+[.C6]+[.D6])/4)*100" office:value-type="float" office:value="3575" calcext:value-type="float">
            <text:p>3575</text:p>
          </table:table-cell>
          <table:table-cell table:formula="of:=([.C6]-[.D6])*100" office:value-type="float" office:value="54.0000915527344" calcext:value-type="float">
            <text:p>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9 00:00:00-04:00</text:p>
          </table:table-cell>
          <table:table-cell office:value-type="float" office:value="37.3199996948242" calcext:value-type="float">
            <text:p>37.32</text:p>
          </table:table-cell>
          <table:table-cell office:value-type="float" office:value="37.4199981689453" calcext:value-type="float">
            <text:p>37.42</text:p>
          </table:table-cell>
          <table:table-cell office:value-type="float" office:value="36.4199981689453" calcext:value-type="float">
            <text:p>36.42</text:p>
          </table:table-cell>
          <table:table-cell office:value-type="float" office:value="36.7000007629395" calcext:value-type="float">
            <text:p>36.70</text:p>
          </table:table-cell>
          <table:table-cell office:value-type="float" office:value="2747800" calcext:value-type="float">
            <text:p>2747800</text:p>
          </table:table-cell>
          <table:table-cell table:formula="of:=([.E7]-[.B7])*100" office:value-type="float" office:value="-61.9998931884766" calcext:value-type="float">
            <text:p>-62</text:p>
          </table:table-cell>
          <table:table-cell table:formula="of:=((2*[.E7]-[.D7]-[.C7])/([.C7]-[.D7]))*100" office:value-type="float" office:value="-43.9994812011719" calcext:value-type="float">
            <text:p>-44</text:p>
          </table:table-cell>
          <table:table-cell table:formula="of:=((2*[.E7]+[.C7]+[.D7])/4)*100" office:value-type="float" office:value="3680.99994659424" calcext:value-type="float">
            <text:p>3681</text:p>
          </table:table-cell>
          <table:table-cell table:formula="of:=([.C7]-[.D7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30 00:00:00-04:00</text:p>
          </table:table-cell>
          <table:table-cell office:value-type="float" office:value="35.2700004577637" calcext:value-type="float">
            <text:p>35.27</text:p>
          </table:table-cell>
          <table:table-cell office:value-type="float" office:value="35.2999992370605" calcext:value-type="float">
            <text:p>35.30</text:p>
          </table:table-cell>
          <table:table-cell office:value-type="float" office:value="34.1100006103516" calcext:value-type="float">
            <text:p>34.11</text:p>
          </table:table-cell>
          <table:table-cell office:value-type="float" office:value="34.7099990844727" calcext:value-type="float">
            <text:p>34.71</text:p>
          </table:table-cell>
          <table:table-cell office:value-type="float" office:value="5584700" calcext:value-type="float">
            <text:p>5584700</text:p>
          </table:table-cell>
          <table:table-cell table:formula="of:=([.E8]-[.B8])*100" office:value-type="float" office:value="-56.0001373291016" calcext:value-type="float">
            <text:p>-56</text:p>
          </table:table-cell>
          <table:table-cell table:formula="of:=((2*[.E8]-[.D8]-[.C8])/([.C8]-[.D8]))*100" office:value-type="float" office:value="0.84019605643194" calcext:value-type="float">
            <text:p>1</text:p>
          </table:table-cell>
          <table:table-cell table:formula="of:=((2*[.E8]+[.C8]+[.D8])/4)*100" office:value-type="float" office:value="3470.74995040894" calcext:value-type="float">
            <text:p>3471</text:p>
          </table:table-cell>
          <table:table-cell table:formula="of:=([.C8]-[.D8])*100" office:value-type="float" office:value="118.999862670898" calcext:value-type="float">
            <text:p>119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ed_df" table:style-name="ta1">
        <table:table-column table:style-name="co1" table:default-cell-style-name="Default"/>
        <table:table-column table:style-name="co10" table:number-columns-repeated="4" table:default-cell-style-name="ce3"/>
        <table:table-column table:style-name="co11" table:default-cell-style-name="ce3"/>
        <table:table-column table:style-name="co5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lop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cwap</text:p>
          </table:table-cell>
          <table:table-cell office:value-type="string" calcext:value-type="string">
            <text:p>hil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1 00:00:00-04:00</text:p>
          </table:table-cell>
          <table:table-cell office:value-type="float" office:value="1.98104580717128" calcext:value-type="float">
            <text:p>1.981</text:p>
          </table:table-cell>
          <table:table-cell office:value-type="float" office:value="1.59060611452542" calcext:value-type="float">
            <text:p>1.591</text:p>
          </table:table-cell>
          <table:table-cell office:value-type="float" office:value="1.1535562330875" calcext:value-type="float">
            <text:p>1.154</text:p>
          </table:table-cell>
          <table:table-cell office:value-type="float" office:value="0.913041520950025" calcext:value-type="float">
            <text:p>0.913</text:p>
          </table:table-cell>
          <table:table-cell office:value-type="float" office:value="1.34116985376828" calcext:value-type="float">
            <text:p>1.341</text:p>
          </table:table-cell>
          <table:table-cell table:formula="of:=([.E2]-[.B2])*100" office:value-type="float" office:value="-106.800428622126" calcext:value-type="float">
            <text:p>-107</text:p>
          </table:table-cell>
          <table:table-cell table:formula="of:=((2*[.E2]-[.D2]-[.C2])/([.C2]-[.D2]))*100" office:value-type="float" office:value="-210.062819990324" calcext:value-type="float">
            <text:p>-210</text:p>
          </table:table-cell>
          <table:table-cell table:formula="of:=((2*[.E2]+[.C2]+[.D2])/4)*100" office:value-type="float" office:value="114.256134737824" calcext:value-type="float">
            <text:p>114</text:p>
          </table:table-cell>
          <table:table-cell table:formula="of:=([.C2]-[.D2])*100" office:value-type="float" office:value="43.704988143792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2 00:00:00-04:00</text:p>
          </table:table-cell>
          <table:table-cell office:value-type="float" office:value="0.454976560367224" calcext:value-type="float">
            <text:p>0.455</text:p>
          </table:table-cell>
          <table:table-cell office:value-type="float" office:value="0.409396445674478" calcext:value-type="float">
            <text:p>0.409</text:p>
          </table:table-cell>
          <table:table-cell office:value-type="float" office:value="0.741572680540514" calcext:value-type="float">
            <text:p>0.742</text:p>
          </table:table-cell>
          <table:table-cell office:value-type="float" office:value="0.577639722119549" calcext:value-type="float">
            <text:p>0.578</text:p>
          </table:table-cell>
          <table:table-cell office:value-type="float" office:value="-0.737457817772778" calcext:value-type="float">
            <text:p>-0.737</text:p>
          </table:table-cell>
          <table:table-cell table:formula="of:=([.E3]-[.B3])*100" office:value-type="float" office:value="12.2663161752325" calcext:value-type="float">
            <text:p>12</text:p>
          </table:table-cell>
          <table:table-cell table:formula="of:=((2*[.E3]-[.D3]-[.C3])/([.C3]-[.D3]))*100" office:value-type="float" office:value="-1.2975997593098" calcext:value-type="float">
            <text:p>-1</text:p>
          </table:table-cell>
          <table:table-cell table:formula="of:=((2*[.E3]+[.C3]+[.D3])/4)*100" office:value-type="float" office:value="57.6562142613523" calcext:value-type="float">
            <text:p>58</text:p>
          </table:table-cell>
          <table:table-cell table:formula="of:=([.C3]-[.D3])*100" office:value-type="float" office:value="-33.2176234866036" calcext:value-type="float">
            <text:p>-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3 00:00:00-04:00</text:p>
          </table:table-cell>
          <table:table-cell office:value-type="float" office:value="0" calcext:value-type="float">
            <text:p>0.000</text:p>
          </table:table-cell>
          <table:table-cell office:value-type="float" office:value="0.422819573752319" calcext:value-type="float">
            <text:p>0.423</text:p>
          </table:table-cell>
          <table:table-cell office:value-type="float" office:value="0.554307169615074" calcext:value-type="float">
            <text:p>0.554</text:p>
          </table:table-cell>
          <table:table-cell office:value-type="float" office:value="0.645963056684958" calcext:value-type="float">
            <text:p>0.646</text:p>
          </table:table-cell>
          <table:table-cell office:value-type="float" office:value="0.0669291338582677" calcext:value-type="float">
            <text:p>0.067</text:p>
          </table:table-cell>
          <table:table-cell table:formula="of:=([.E4]-[.B4])*100" office:value-type="float" office:value="64.5963056684958" calcext:value-type="float">
            <text:p>65</text:p>
          </table:table-cell>
          <table:table-cell table:formula="of:=((2*[.E4]-[.D4]-[.C4])/([.C4]-[.D4]))*100" office:value-type="float" office:value="-239.413739324208" calcext:value-type="float">
            <text:p>-239</text:p>
          </table:table-cell>
          <table:table-cell table:formula="of:=((2*[.E4]+[.C4]+[.D4])/4)*100" office:value-type="float" office:value="56.7263214184327" calcext:value-type="float">
            <text:p>57</text:p>
          </table:table-cell>
          <table:table-cell table:formula="of:=([.C4]-[.D4])*100" office:value-type="float" office:value="-13.1487595862755" calcext:value-type="float">
            <text:p>-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7 00:00:00-04:00</text:p>
          </table:table-cell>
          <table:table-cell office:value-type="float" office:value="-0.417060943045218" calcext:value-type="float">
            <text:p>-0.417</text:p>
          </table:table-cell>
          <table:table-cell office:value-type="float" office:value="-0.308724265190626" calcext:value-type="float">
            <text:p>-0.309</text:p>
          </table:table-cell>
          <table:table-cell table:number-columns-repeated="3" office:value-type="float" office:value="0" calcext:value-type="float">
            <text:p>0.000</text:p>
          </table:table-cell>
          <table:table-cell table:formula="of:=([.E5]-[.B5])*100" office:value-type="float" office:value="41.7060943045218" calcext:value-type="float">
            <text:p>42</text:p>
          </table:table-cell>
          <table:table-cell table:formula="of:=((2*[.E5]-[.D5]-[.C5])/([.C5]-[.D5]))*100" office:value-type="float" office:value="-100" calcext:value-type="float">
            <text:p>-100</text:p>
          </table:table-cell>
          <table:table-cell table:formula="of:=((2*[.E5]+[.C5]+[.D5])/4)*100" office:value-type="float" office:value="-7.71810662976565" calcext:value-type="float">
            <text:p>-8</text:p>
          </table:table-cell>
          <table:table-cell table:formula="of:=([.C5]-[.D5])*100" office:value-type="float" office:value="-30.8724265190626" calcext:value-type="float">
            <text:p>-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8 00:00:00-04:00</text:p>
          </table:table-cell>
          <table:table-cell office:value-type="float" office:value="-1.09004687926555" calcext:value-type="float">
            <text:p>-1.090</text:p>
          </table:table-cell>
          <table:table-cell office:value-type="float" office:value="-0.859059715382577" calcext:value-type="float">
            <text:p>-0.859</text:p>
          </table:table-cell>
          <table:table-cell office:value-type="float" office:value="-0.659175398542132" calcext:value-type="float">
            <text:p>-0.659</text:p>
          </table:table-cell>
          <table:table-cell office:value-type="float" office:value="-0.720496526494366" calcext:value-type="float">
            <text:p>-0.720</text:p>
          </table:table-cell>
          <table:table-cell office:value-type="float" office:value="-0.401912260967379" calcext:value-type="float">
            <text:p>-0.402</text:p>
          </table:table-cell>
          <table:table-cell table:formula="of:=([.E6]-[.B6])*100" office:value-type="float" office:value="36.9550352771187" calcext:value-type="float">
            <text:p>37</text:p>
          </table:table-cell>
          <table:table-cell table:formula="of:=((2*[.E6]-[.D6]-[.C6])/([.C6]-[.D6]))*100" office:value-type="float" office:value="-38.6433824108546" calcext:value-type="float">
            <text:p>-39</text:p>
          </table:table-cell>
          <table:table-cell table:formula="of:=((2*[.E6]+[.C6]+[.D6])/4)*100" office:value-type="float" office:value="-73.980704172836" calcext:value-type="float">
            <text:p>-74</text:p>
          </table:table-cell>
          <table:table-cell table:formula="of:=([.C6]-[.D6])*100" office:value-type="float" office:value="-19.9884316840446" calcext:value-type="float">
            <text:p>-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29 00:00:00-04:00</text:p>
          </table:table-cell>
          <table:table-cell office:value-type="float" office:value="0.0379156173220061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-0.0449447513022805" calcext:value-type="float">
            <text:p>-0.045</text:p>
          </table:table-cell>
          <table:table-cell office:value-type="float" office:value="-0.0559006947011269" calcext:value-type="float">
            <text:p>-0.056</text:p>
          </table:table-cell>
          <table:table-cell office:value-type="float" office:value="-0.189988751406074" calcext:value-type="float">
            <text:p>-0.190</text:p>
          </table:table-cell>
          <table:table-cell table:formula="of:=([.E7]-[.B7])*100" office:value-type="float" office:value="-9.3816312023133" calcext:value-type="float">
            <text:p>-9</text:p>
          </table:table-cell>
          <table:table-cell table:formula="of:=((2*[.E7]-[.D7]-[.C7])/([.C7]-[.D7]))*100" office:value-type="float" office:value="-148.752938135806" calcext:value-type="float">
            <text:p>-149</text:p>
          </table:table-cell>
          <table:table-cell table:formula="of:=((2*[.E7]+[.C7]+[.D7])/4)*100" office:value-type="float" office:value="-3.91865351761336" calcext:value-type="float">
            <text:p>-4</text:p>
          </table:table-cell>
          <table:table-cell table:formula="of:=([.C7]-[.D7])*100" office:value-type="float" office:value="4.49447513022805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-05-30 00:00:00-04:00</text:p>
          </table:table-cell>
          <table:table-cell office:value-type="float" office:value="-1.90521457252727" calcext:value-type="float">
            <text:p>-1.905</text:p>
          </table:table-cell>
          <table:table-cell office:value-type="float" office:value="-1.42281829365237" calcext:value-type="float">
            <text:p>-1.423</text:p>
          </table:table-cell>
          <table:table-cell office:value-type="float" office:value="-1.7752762434886" calcext:value-type="float">
            <text:p>-1.775</text:p>
          </table:table-cell>
          <table:table-cell office:value-type="float" office:value="-1.29192611336992" calcext:value-type="float">
            <text:p>-1.292</text:p>
          </table:table-cell>
          <table:table-cell office:value-type="float" office:value="3.00112485939258" calcext:value-type="float">
            <text:p>3.001</text:p>
          </table:table-cell>
          <table:table-cell table:formula="of:=([.E8]-[.B8])*100" office:value-type="float" office:value="61.3288459157352" calcext:value-type="float">
            <text:p>61</text:p>
          </table:table-cell>
          <table:table-cell table:formula="of:=((2*[.E8]-[.D8]-[.C8])/([.C8]-[.D8]))*100" office:value-type="float" office:value="174.273927056133" calcext:value-type="float">
            <text:p>174</text:p>
          </table:table-cell>
          <table:table-cell table:formula="of:=((2*[.E8]+[.C8]+[.D8])/4)*100" office:value-type="float" office:value="-144.54866909702" calcext:value-type="float">
            <text:p>-145</text:p>
          </table:table-cell>
          <table:table-cell table:formula="of:=([.C8]-[.D8])*100" office:value-type="float" office:value="35.2457949836229" calcext:value-type="float">
            <text:p>35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7:00:00.132008228</meta:creation-date>
    <dc:date>2025-06-21T17:39:41.423552932</dc:date>
    <meta:editing-duration>PT27M22S</meta:editing-duration>
    <meta:editing-cycles>4</meta:editing-cycles>
    <meta:generator>LibreOffice/7.3.7.2$Linux_X86_64 LibreOffice_project/30$Build-2</meta:generator>
    <meta:document-statistic meta:table-count="2" meta:cell-count="160" meta:object-count="0"/>
  </office:meta>
</office:document-meta>
</file>